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7060" officeooo:paragraph-rsid="00197060"/>
    </style:style>
    <style:style style:name="P2" style:family="paragraph" style:parent-style-name="Standard" style:list-style-name="L1">
      <style:text-properties officeooo:rsid="00199818" officeooo:paragraph-rsid="00199818"/>
    </style:style>
    <style:style style:name="P3" style:family="paragraph" style:parent-style-name="Standard" style:list-style-name="L1">
      <style:text-properties officeooo:rsid="001c73c7" officeooo:paragraph-rsid="001c73c7" fo:background-color="transparent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9f9f0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rimeiramente, criei a página inicial, que dei o nome de index.html por convenção, junto a base_style.css, por que é um css que eu planejo usar em todas as páginas para definir o layout geral.</text:p>
        </text:list-item>
        <text:list-item>
          <text:p text:style-name="P2">Em seguida, adicionei a index.html a estrutura básica de html com responsividade, e linkei o css no arquivo por meio de <text:span text:style-name="T1">&lt;link href="base_style.css" rel="stylesheet"&gt;</text:span><text:span text:style-name="T2">. </text:span><text:span text:style-name="T3">O id “geral” foi aplicado à tag &lt;body&gt;, para que eu tenha um seletor de especificidade 100 válido para a página inteira, para sobrescrever a especificidade do CSS do bootstrap facilmente quando necessário</text:span></text:p>
        </text:list-item>
        <text:list-item>
          <text:p text:style-name="P3">Criei a pasta “imagens” para armazenar as imagens do site, e nomeei a logo do site como “logo”, a colocando na pasta. Ambos nomes óbvios para facilitar a identificaç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09:41:13.926083700</meta:creation-date>
    <dc:date>2025-06-14T14:09:24.781234800</dc:date>
    <meta:editing-duration>PT37M52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3" meta:word-count="123" meta:character-count="736" meta:non-whitespace-character-count="619"/>
  </office:meta>
</office:document-meta>
</file>